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807in"/>
    </style:style>
    <style:style style:name="co2" style:family="table-column">
      <style:table-column-properties fo:break-before="auto" style:column-width="4.7472in"/>
    </style:style>
    <style:style style:name="co3" style:family="table-column">
      <style:table-column-properties fo:break-before="auto" style:column-width="6.0319in"/>
    </style:style>
    <style:style style:name="co4" style:family="table-column">
      <style:table-column-properties fo:break-before="auto" style:column-width="4.388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fo:font-size="14pt" fo:text-shadow="none" style:text-underline-style="none" fo:font-weight="normal" style:text-underline-mode="continuous" style:text-overline-mode="continuous" style:text-line-through-mode="continuous" style:font-size-asian="14pt" style:font-weight-asian="normal" style:font-size-complex="14pt" style:language-complex="en" style:country-complex="US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font-name="Monospac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4pt" fo:language="en" fo:country="US" style:letter-kerning="true" style:font-name-asian="Monospace" style:font-size-asian="14pt" style:language-asian="hi" style:country-asian="IN" style:font-weight-asian="bold" style:font-size-complex="14pt" style:font-weight-complex="bold"/>
    </style:style>
    <style:style style:name="T2" style:family="text">
      <style:text-properties fo:color="#000000" fo:font-size="14pt" fo:language="en" fo:country="US" style:letter-kerning="true" style:font-name-asian="Monospace" style:font-size-asian="14pt" style:language-asian="hi" style:country-asian="IN" style:font-weight-asian="normal" style:font-size-complex="14pt" style:font-weight-complex="normal"/>
    </style:style>
    <style:style style:name="T3" style:family="text">
      <style:text-properties style:use-window-font-color="true" fo:font-size="14pt" fo:language="en" fo:country="US" style:letter-kerning="true" style:font-name-asian="Monospace" style:font-size-asian="14pt" style:language-asian="hi" style:country-asian="IN" style:font-weight-asian="bold" style:font-size-complex="14pt" style:font-weight-complex="bold"/>
    </style:style>
    <style:style style:name="T4" style:family="text">
      <style:text-properties style:use-window-font-color="true" fo:font-size="14pt" fo:language="en" fo:country="US" style:letter-kerning="true" style:font-name-asian="Monospace" style:font-size-asian="14pt" style:language-asian="hi" style:country-asian="IN" style:font-weight-asian="normal" style:font-size-complex="14pt" style:font-weight-complex="normal"/>
    </style:style>
    <style:style style:name="T5" style:family="text">
      <style:text-properties fo:color="#000000" style:font-name="Monospace" fo:font-size="14pt" fo:letter-spacing="normal" fo:language="en" fo:country="US" fo:font-style="normal" fo:font-weight="normal" style:letter-kerning="true" style:font-name-asian="Droid Sans Devanagari1" style:font-size-asian="14pt" style:language-asian="hi" style:country-asian="IN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/>
          <table:table-cell table:style-name="ce1" office:value-type="string" calcext:value-type="string">
            <text:p>First Set</text:p>
          </table:table-cell>
          <table:table-cell table:style-name="ce1" office:value-type="string" calcext:value-type="string">
            <text:p>Follow Set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INT, VOID</text:p>
          </table:table-cell>
          <table:table-cell table:style-name="ce1" office:value-type="string" calcext:value-type="string">
            <text:p>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claration-list</text:p>
          </table:table-cell>
          <table:table-cell table:style-name="ce1" office:value-type="string" calcext:value-type="string">
            <text:p>INT, VOID</text:p>
          </table:table-cell>
          <table:table-cell table:style-name="ce1" office:value-type="string" calcext:value-type="string">
            <text:p>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claration</text:p>
          </table:table-cell>
          <table:table-cell table:style-name="ce1" office:value-type="string" calcext:value-type="string">
            <text:p>INT, VOID</text:p>
          </table:table-cell>
          <table:table-cell table:style-name="ce1" office:value-type="string" calcext:value-type="string">
            <text:p>INT, VOID, 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claration'</text:p>
          </table:table-cell>
          <table:table-cell table:style-name="ce1" office:value-type="string" calcext:value-type="string">
            <text:p>(, [, ;</text:p>
          </table:table-cell>
          <table:table-cell table:style-name="ce1" office:value-type="string" calcext:value-type="string">
            <text:p>INT, VOID, 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ar-declaration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INT, (, NUM, ID, ;, {, }, IF, WHILE, RETURN, EPSILON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var-declaration'</text:p>
          </table:table-cell>
          <table:table-cell table:style-name="ce1" office:value-type="string" calcext:value-type="string">
            <text:p>[, ;</text:p>
          </table:table-cell>
          <table:table-cell table:style-name="ce1" office:value-type="string" calcext:value-type="string">
            <text:p>INT, VOID, 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un-declaration'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INT, VOID, $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INT, VOID</text:p>
          </table:table-cell>
          <table:table-cell table:style-name="ce1" office:value-type="string" calcext:value-type="string">
            <text:p>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am-list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COMMA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mpound-stmt</text:p>
          </table:table-cell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INT, VOID, $, (, NUM, ID, ;, {, IF, WHILE, RETURN, ELSE, }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>
            <text:p>local-declarations</text:p>
          </table:table-cell>
          <table:table-cell table:style-name="ce3" office:value-type="string" calcext:value-type="string">
            <text:p>INT, EPSILON</text:p>
          </table:table-cell>
          <table:table-cell table:style-name="ce3" office:value-type="string" calcext:value-type="string">
            <text:p>(, NUM, ID, ;, {, }, IF, WHILE, RETURN, EPSILON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statement-list</text:p>
          </table:table-cell>
          <table:table-cell table:style-name="ce3" office:value-type="string" calcext:value-type="string">
            <text:p>(, NUM, ID, ;, {, IF, WHILE, RETURN, EPSILON</text:p>
          </table:table-cell>
          <table:table-cell table:style-name="ce1" office:value-type="string" calcext:value-type="string">
            <text:p>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tatement</text:p>
          </table:table-cell>
          <table:table-cell table:style-name="ce1" office:value-type="string" calcext:value-type="string">
            <text:p>(, NUM, ID, ;, {, IF, WHILE, RETURN</text:p>
          </table:table-cell>
          <table:table-cell table:style-name="ce1" office:value-type="string" calcext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ression-stmt</text:p>
          </table:table-cell>
          <table:table-cell table:style-name="ce1" office:value-type="string" calcext:value-type="string">
            <text:p>(, NUM, ID, ;</text:p>
          </table:table-cell>
          <table:table-cell table:style-name="ce1" office:value-type="string" calcext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lection-stmt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teration-stmt</text:p>
          </table:table-cell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eturn-stmt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ression</text:p>
          </table:table-cell>
          <table:table-cell table:style-name="ce1" office:value-type="string" calcext:value-type="string">
            <text:p>(, NUM, ID</text:p>
          </table:table-cell>
          <table:table-cell table:style-name="ce1" office:value-type="string" calcext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ression'</text:p>
          </table:table-cell>
          <table:table-cell table:style-name="ce4" office:value-type="string" calcext:value-type="string">
            <text:p><text:s/>=, (, [, *, /, +, /, EPSILON</text:p>
          </table:table-cell>
          <table:table-cell table:style-name="ce1" office:value-type="string" calcext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ression''</text:p>
          </table:table-cell>
          <table:table-cell table:style-name="ce4" office:value-type="string" calcext:value-type="string">
            <text:p><text:s/>=, *, /, +, -, EPSILON</text:p>
          </table:table-cell>
          <table:table-cell table:style-name="ce1" office:value-type="string" calcext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ar</text:p>
          </table:table-cell>
          <table:table-cell table:style-name="ce4" office:value-type="string" calcext:value-type="string">
            <text:p>[, EPSILON</text:p>
          </table:table-cell>
          <table:table-cell table:style-name="ce3" office:value-type="string" calcext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 calcext:value-type="string">
            <text:p>simple-expression'</text:p>
          </table:table-cell>
          <table:table-cell table:style-name="ce3" office:value-type="string" calcext:value-type="string">
            <text:p>*, /, +, -, <text:span text:style-name="T1">&lt;=,</text:span><text:span text:style-name="T2"> </text:span><text:span text:style-name="T1">&lt;,</text:span><text:span text:style-name="T2"> </text:span><text:span text:style-name="T1">&gt;,</text:span><text:span text:style-name="T2"> </text:span><text:span text:style-name="T1">&gt;=,</text:span><text:span text:style-name="T2"> </text:span><text:span text:style-name="T1">==,</text:span><text:span text:style-name="T2"> </text:span><text:span text:style-name="T1">!=,</text:span> EPSILON</text:p>
          </table:table-cell>
          <table:table-cell table:style-name="ce1" office:value-type="string" calcext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 calcext:value-type="string">
            <text:p>relop</text:p>
          </table:table-cell>
          <table:table-cell table:style-name="ce5" office:value-type="string" calcext:value-type="string">
            <text:p><text:span text:style-name="T3">&lt;=,</text:span><text:span text:style-name="T4"> </text:span><text:span text:style-name="T3">&lt;,</text:span><text:span text:style-name="T4"> </text:span><text:span text:style-name="T3">&gt;,</text:span><text:span text:style-name="T4"> </text:span><text:span text:style-name="T3">&gt;=,</text:span><text:span text:style-name="T4"> </text:span><text:span text:style-name="T3">==,</text:span><text:span text:style-name="T4"> </text:span><text:span text:style-name="T3">!=</text:span></text:p>
          </table:table-cell>
          <table:table-cell table:style-name="ce1" office:value-type="string" calcext:value-type="string">
            <text:p>(, NUM, I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dditive-expression</text:p>
          </table:table-cell>
          <table:table-cell table:style-name="ce1" office:value-type="string" calcext:value-type="string">
            <text:p>(, NUM, ID</text:p>
          </table:table-cell>
          <table:table-cell table:style-name="ce1" office:value-type="string" calcext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 calcext:value-type="string">
            <text:p>additive-expression'</text:p>
          </table:table-cell>
          <table:table-cell table:style-name="ce3" office:value-type="string" calcext:value-type="string">
            <text:p>*, /, +, -, EPSILON</text:p>
          </table:table-cell>
          <table:table-cell table:style-name="ce3" office:value-type="string" calcext:value-type="string">
            <text:p>*, /, ;, COMMA, ), ], ), <text:span text:style-name="T1">&lt;=,</text:span><text:span text:style-name="T2"> </text:span><text:span text:style-name="T1">&lt;,</text:span><text:span text:style-name="T2"> </text:span><text:span text:style-name="T1">&gt;,</text:span><text:span text:style-name="T2"> </text:span><text:span text:style-name="T1">&gt;=,</text:span><text:span text:style-name="T2"> </text:span><text:span text:style-name="T1">==,</text:span><text:span text:style-name="T2"> </text:span><text:span text:style-name="T1">!=</text:span>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ddop</text:p>
          </table:table-cell>
          <table:table-cell table:style-name="ce1" office:value-type="string" calcext:value-type="string">
            <text:p>+, -</text:p>
          </table:table-cell>
          <table:table-cell table:style-name="ce1" office:value-type="string" calcext:value-type="string">
            <text:p>(, NUM, I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(, NUM, ID</text:p>
          </table:table-cell>
          <table:table-cell table:style-name="ce1" office:value-type="string" calcext:value-type="string">
            <text:p>+, -, *, /, ;, COMMA, ), ], ), <text:span text:style-name="T1">&lt;=,</text:span><text:span text:style-name="T2"> </text:span><text:span text:style-name="T1">&lt;,</text:span><text:span text:style-name="T2"> </text:span><text:span text:style-name="T1">&gt;,</text:span><text:span text:style-name="T2"> </text:span><text:span text:style-name="T1">&gt;=,</text:span><text:span text:style-name="T2"> </text:span><text:span text:style-name="T1">==,</text:span><text:span text:style-name="T2"> </text:span><text:span text:style-name="T1">!=</text:span>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erm'</text:p>
          </table:table-cell>
          <table:table-cell table:style-name="ce3" office:value-type="string" calcext:value-type="string">
            <text:p>*, /, EPSILON</text:p>
          </table:table-cell>
          <table:table-cell table:style-name="ce3" office:value-type="string" calcext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ulop</text:p>
          </table:table-cell>
          <table:table-cell table:style-name="ce1" office:value-type="string" calcext:value-type="string">
            <text:p>*, /</text:p>
          </table:table-cell>
          <table:table-cell table:style-name="ce1" office:value-type="string" calcext:value-type="string">
            <text:p>(, NUM, I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(, NUM, ID</text:p>
          </table:table-cell>
          <table:table-cell table:style-name="ce3" office:value-type="string" calcext:value-type="string">
            <text:p>+, -, *, /, ;, COMMA, ), ], ), <text:span text:style-name="T1">&lt;=,</text:span><text:span text:style-name="T2"> </text:span><text:span text:style-name="T1">&lt;,</text:span><text:span text:style-name="T2"> </text:span><text:span text:style-name="T1">&gt;,</text:span><text:span text:style-name="T2"> </text:span><text:span text:style-name="T1">&gt;=,</text:span><text:span text:style-name="T2"> </text:span><text:span text:style-name="T1">==,</text:span><text:span text:style-name="T2"> </text:span><text:span text:style-name="T1">!=</text:span>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 calcext:value-type="string">
            <text:p>varcall</text:p>
          </table:table-cell>
          <table:table-cell table:style-name="ce4" office:value-type="string" calcext:value-type="string">
            <text:p><text:span text:style-name="T5">EPSILON, </text:span><text:span text:style-name="T6">[, (</text:span></text:p>
          </table:table-cell>
          <table:table-cell table:style-name="ce3" office:value-type="string" calcext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(</text:p>
          </table:table-cell>
          <table:table-cell table:style-name="ce3" office:value-type="string" calcext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gs</text:p>
          </table:table-cell>
          <table:table-cell table:style-name="ce3" office:value-type="string" calcext:value-type="string">
            <text:p>(, NUM, ID, EPSILON</text:p>
          </table:table-cell>
          <table:table-cell table:style-name="ce3" office:value-type="string" calcext:value-type="string">
            <text:p>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g-list</text:p>
          </table:table-cell>
          <table:table-cell table:style-name="ce1" office:value-type="string" calcext:value-type="string">
            <text:p>(, NUM, ID</text:p>
          </table:table-cell>
          <table:table-cell table:style-name="ce3" office:value-type="string" calcext:value-type="string">
            <text:p>)</text:p>
          </table:table-cell>
          <table:table-cell table:style-name="ce1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 style:data-style-name="N2" text:time-value="0000-00-00T17:00:17.273768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ch Birti</meta:initial-creator>
    <meta:creation-date>2014-03-24T22:54:49.124164523</meta:creation-date>
    <dc:date>2014-03-26T21:42:35.286981794</dc:date>
    <dc:creator>Mitch Birti</dc:creator>
    <meta:editing-duration>PT55M10S</meta:editing-duration>
    <meta:editing-cycles>14</meta:editing-cycles>
    <meta:generator>LibreOffice/4.1.5.3$Linux_X86_64 LibreOffice_project/410m0$Build-3</meta:generator>
    <meta:document-statistic meta:table-count="1" meta:cell-count="107" meta:object-count="0"/>
  </office:meta>
</office:document-meta>
</file>